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0.8575in"/>
    </style:style>
    <style:style style:name="co4" style:family="table-column">
      <style:table-column-properties fo:break-before="auto" style:column-width="1.2972in"/>
    </style:style>
    <style:style style:name="co5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9035in" svg:x="5.7413in" svg:y="1.1894in">
            <draw:object draw:notify-on-update-of-ranges="Sheet1.A3:Sheet1.A43 Sheet1.B2:Sheet1.B2 Sheet1.B3:Sheet1.B43 Sheet1.A3:Sheet1.A43 Sheet1.C2:Sheet1.C2 Sheet1.C3:Sheet1.C4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XNOR (Train)</text:p>
          </table:table-cell>
          <table:table-cell office:value-type="string" calcext:value-type="string">
            <text:p>XNOR (Test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 style:data-style-name="N2" text:time-value="09:05:45.1996079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9T12:21:41.634827623</meta:creation-date>
    <dc:date>2017-01-08T22:53:22.399458001</dc:date>
    <meta:editing-duration>PT1H42M56S</meta:editing-duration>
    <meta:editing-cycles>11</meta:editing-cycles>
    <meta:generator>LibreOffice/4.2.8.2$Linux_X86_64 LibreOffice_project/420m0$Build-2</meta:generator>
    <meta:document-statistic meta:table-count="1" meta:cell-count="1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width="0.051cm" svg:stroke-color="#b3b3b3" draw:fill="solid" draw:fill-color="#ffffff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4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60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916cm" xlink:href=".." xlink:type="simple" chart:class="chart:scatter" chart:style-name="ch1">
        <chart:legend svg:x="9.7cm" svg:y="5.117cm" style:legend-expansion="custom" chartooo:width="5.043cm" chartooo:height="1.794cm" style:legend-expansion-aspect-ratio="2.81103678929766" chart:style-name="ch2"/>
        <chart:plot-area chart:style-name="ch3" table:cell-range-address="Sheet1.A3:Sheet1.C43 Sheet1.B2:Sheet1.C2" chart:data-source-has-labels="row" svg:x="1.528cm" svg:y="0.198cm" svg:width="14.152cm" svg:height="8.342cm">
          <chartooo:coordinate-region svg:x="2.335cm" svg:y="0.397cm" svg:width="13.158cm" svg:height="7.496cm"/>
          <chart:axis chart:dimension="x" chart:name="primary-x" chart:style-name="ch4">
            <chart:title svg:x="7.747cm" svg:y="8.739cm" chart:style-name="ch5">
              <text:p># Epoch</text:p>
            </chart:title>
          </chart:axis>
          <chart:axis chart:dimension="y" chart:name="primary-y" chart:style-name="ch6">
            <chart:title svg:x="0.451cm" svg:y="6.244cm" chart:style-name="ch7">
              <text:p>Top-5 accuracy (%)</text:p>
            </chart:title>
            <chart:grid chart:style-name="ch8" chart:class="major"/>
          </chart:axis>
          <chart:series chart:style-name="ch9" chart:values-cell-range-address="Sheet1.B3:Sheet1.B43" chart:label-cell-address="Sheet1.B2:Sheet1.B2" chart:class="chart:scatter">
            <chart:domain table:cell-range-address="Sheet1.A3:Sheet1.A43"/>
            <chart:data-point chart:repeated="41"/>
          </chart:series>
          <chart:series chart:style-name="ch10" chart:values-cell-range-address="Sheet1.C3:Sheet1.C43" chart:label-cell-address="Sheet1.C2:Sheet1.C2" chart:class="chart:scatter">
            <chart:data-point chart:repeated="4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NOR (Train)</text:p>
                <draw:g>
                  <svg:desc>Sheet1.B2:Sheet1.B2</svg:desc>
                </draw:g>
              </table:table-cell>
              <table:table-cell office:value-type="string">
                <text:p>XNOR (Test)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:Sheet1.A43</svg:desc>
                </draw:g>
              </table:table-cell>
              <table:table-cell office:value-type="float" office:value="72">
                <text:p>72</text:p>
                <draw:g>
                  <svg:desc>Sheet1.B3:Sheet1.B43</svg:desc>
                </draw:g>
              </table:table-cell>
              <table:table-cell office:value-type="float" office:value="82">
                <text:p>82</text:p>
                <draw:g>
                  <svg:desc>Sheet1.C3:Sheet1.C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2">
                <text:p>9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3">
                <text:p>9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5">
                <text:p>9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6">
                <text:p>9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6">
                <text:p>9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8">
                <text:p>9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8">
                <text:p>9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98">
                <text:p>9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98">
                <text:p>9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98">
                <text:p>9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98">
                <text:p>9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98">
                <text:p>9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98">
                <text:p>9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98">
                <text:p>9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98">
                <text:p>9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98">
                <text:p>9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98">
                <text:p>9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98">
                <text:p>9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98">
                <text:p>9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98">
                <text:p>9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98">
                <text:p>9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98">
                <text:p>9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99">
                <text:p>9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99">
                <text:p>9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99">
                <text:p>9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99">
                <text:p>9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99">
                <text:p>9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99">
                <text:p>9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99">
                <text:p>9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99">
                <text:p>9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99">
                <text:p>9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99">
                <text:p>9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98">
                <text:p>9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98">
                <text:p>98</text:p>
              </table:table-cell>
              <table:table-cell office:value-type="float" office:value="91">
                <text:p>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